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NI-Times" svg:font-family="VNI-Times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575in"/>
    </style:style>
    <style:style style:name="TableColumn3" style:family="table-column">
      <style:table-column-properties style:column-width="3.875in"/>
    </style:style>
    <style:style style:name="Table1" style:family="table" style:master-page-name="MP0">
      <style:table-properties style:width="6.45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none" fo:padding-top="0in" fo:padding-left="0.075in" fo:padding-bottom="0in" fo:padding-right="0.075in"/>
    </style:style>
    <style:style style:name="P6" style:parent-style-name="Normal" style:family="paragraph">
      <style:paragraph-properties fo:widows="2" fo:orphans="2" fo:break-before="page" fo:text-align="center" style:vertical-align="auto" fo:margin-top="0.0416in"/>
      <style:text-properties style:font-name-asian="Times New Roman" style:font-name-complex="Times New Roman" style:letter-kerning="false" fo:font-size="10pt" style:font-size-asian="10pt" style:font-size-complex="10pt" fo:language="en" fo:country="US" fo:hyphenate="true"/>
    </style:style>
    <style:style style:name="P7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fo:hyphenate="true"/>
    </style:style>
    <style:style style:name="P8" style:parent-style-name="Normal" style:family="paragraph">
      <style:paragraph-properties fo:widows="2" fo:orphans="2" fo:text-align="center" style:vertical-align="auto" fo:margin-top="0.0833in"/>
      <style:text-properties fo:hyphenate="true"/>
    </style:style>
    <style:style style:name="T9" style:parent-style-name="DefaultParagraphFont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/>
    </style:style>
    <style:style style:name="T10" style:parent-style-name="DefaultParagraphFont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/>
    </style:style>
    <style:style style:name="P11" style:parent-style-name="Normal" style:family="paragraph">
      <style:paragraph-properties fo:widows="2" fo:orphans="2" fo:text-align="center" style:vertical-align="auto" fo:margin-top="0.0416in"/>
      <style:text-properties style:font-name-asian="Times New Roman" style:font-name-complex="Times New Roman" style:letter-kerning="false" fo:font-size="10pt" style:font-size-asian="10pt" style:font-size-complex="10pt" fo:language="en" fo:country="US" fo:hyphenate="true"/>
    </style:style>
    <style:style style:name="TableCell12" style:family="table-cell">
      <style:table-cell-properties fo:border="none" fo:padding-top="0in" fo:padding-left="0.075in" fo:padding-bottom="0in" fo:padding-right="0.075in"/>
    </style:style>
    <style:style style:name="P13" style:parent-style-name="Normal" style:family="paragraph">
      <style:paragraph-properties fo:widows="2" fo:orphans="2" fo:text-align="center" style:vertical-align="auto" fo:margin-top="0.0416in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fo:hyphenate="true"/>
    </style:style>
    <style:style style:name="P15" style:parent-style-name="Normal" style:family="paragraph">
      <style:paragraph-properties fo:widows="2" fo:orphans="2" fo:text-align="center" style:vertical-align="auto"/>
      <style:text-properties fo:hyphenate="true"/>
    </style:style>
    <style:style style:name="T16" style:parent-style-name="DefaultParagraphFont" style:family="text">
      <style:text-properties style:font-name-asian="Times New Roman" style:font-name-complex="Times New Roman" style:letter-kerning="false" fo:font-size="10pt" style:font-size-asian="10pt" style:font-size-complex="10pt" fo:language="en" fo:country="US"/>
    </style:style>
    <style:style style:name="P17" style:parent-style-name="Normal" style:family="paragraph">
      <style:paragraph-properties fo:widows="2" fo:orphans="2" fo:text-align="end" style:vertical-align="auto"/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fo:hyphenate="true"/>
    </style:style>
    <style:style style:name="P18" style:parent-style-name="Normal" style:family="paragraph">
      <style:paragraph-properties fo:widows="2" fo:orphans="2" fo:text-align="center" style:vertical-align="auto"/>
      <style:text-properties fo:hyphenate="true"/>
    </style:style>
    <style:style style:name="T19" style:parent-style-name="DefaultParagraphFont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/>
    </style:style>
    <style:style style:name="T20" style:parent-style-name="DefaultParagraphFont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/>
    </style:style>
    <style:style style:name="T21" style:parent-style-name="DefaultParagraphFont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/>
    </style:style>
    <style:style style:name="T22" style:parent-style-name="DefaultParagraphFont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/>
    </style:style>
    <style:style style:name="P23" style:parent-style-name="Normal" style:family="paragraph">
      <style:text-properties style:font-name-complex="Times New Roman" fo:font-size="11pt" style:font-size-asian="11pt" style:font-size-complex="11pt"/>
    </style:style>
    <style:style style:name="P24" style:parent-style-name="Normal" style:family="paragraph">
      <style:text-properties style:font-name-complex="Times New Roman" fo:font-style="italic" style:font-style-asian="italic"/>
    </style:style>
    <style:style style:name="P25" style:parent-style-name="Normal" style:family="paragraph">
      <style:paragraph-properties fo:text-align="center"/>
      <style:text-properties style:font-name-complex="Times New Roman" fo:font-weight="bold" style:font-weight-asian="bold" fo:font-size="15pt" style:font-size-asian="15pt"/>
    </style:style>
    <style:style style:name="P26" style:parent-style-name="Normal" style:family="paragraph">
      <style:paragraph-properties fo:text-align="center" fo:margin-top="0.0416in"/>
      <style:text-properties style:font-name-complex="Times New Roman" fo:font-weight="bold" style:font-weight-asian="bold" fo:font-size="13pt" style:font-size-asian="13pt" style:font-size-complex="11pt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style:font-name-complex="Times New Roman" fo:font-weight="bold" style:font-weight-asian="bold" fo:font-size="13pt" style:font-size-asian="13pt" style:font-size-complex="11pt" fo:language="en" fo:country="US"/>
    </style:style>
    <style:style style:name="P29" style:parent-style-name="Normal" style:family="paragraph">
      <style:paragraph-properties fo:text-align="center" fo:margin-top="0.0833in" fo:margin-bottom="0.0833in"/>
    </style:style>
    <style:style style:name="T30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1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2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3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4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5" style:parent-style-name="DefaultParagraphFont" style:family="text">
      <style:text-properties style:font-name-complex="Times New Roman" fo:font-weight="bold" style:font-weight-asian="bold" style:font-weight-complex="bold"/>
    </style:style>
    <style:style style:name="T36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7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8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9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40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41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42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43" style:parent-style-name="Normal" style:family="paragraph">
      <style:text-properties style:font-name-complex="Times New Roman" fo:font-size="8pt" style:font-size-asian="8pt"/>
    </style:style>
    <style:style style:name="P44" style:parent-style-name="Normal" style:family="paragraph">
      <style:paragraph-properties fo:text-align="justify" fo:line-height="125%" fo:margin-right="-0.0034in" fo:text-indent="0.3743in"/>
      <style:text-properties style:font-name-complex="Times New Roman"/>
    </style:style>
    <style:style style:name="P45" style:parent-style-name="Normal" style:family="paragraph">
      <style:paragraph-properties fo:text-align="justify" fo:line-height="125%" fo:margin-right="-0.0034in" fo:text-indent="0.3743in"/>
      <style:text-properties style:font-name-complex="Times New Roman"/>
    </style:style>
    <style:style style:name="P46" style:parent-style-name="Normal" style:family="paragraph">
      <style:paragraph-properties fo:text-align="justify" fo:line-height="125%" fo:margin-right="-0.0034in" fo:text-indent="0.3743in"/>
      <style:text-properties style:font-name-complex="Times New Roman"/>
    </style:style>
    <style:style style:name="P47" style:parent-style-name="Normal" style:family="paragraph">
      <style:paragraph-properties fo:text-align="justify" fo:line-height="125%" fo:margin-right="-0.0034in" fo:text-indent="0.3743in"/>
      <style:text-properties style:font-name-complex="Times New Roman" fo:letter-spacing="-0.0027in"/>
    </style:style>
    <style:style style:name="P48" style:parent-style-name="Normal" style:family="paragraph">
      <style:paragraph-properties fo:text-align="justify" fo:line-height="125%" fo:margin-right="-0.0034in" fo:text-indent="0.3743in"/>
      <style:text-properties style:font-name-complex="Times New Roman"/>
    </style:style>
    <style:style style:name="P49" style:parent-style-name="Normal" style:family="paragraph">
      <style:paragraph-properties fo:text-align="justify" fo:line-height="125%" fo:margin-right="-0.0034in" fo:text-indent="0.3743in"/>
      <style:text-properties style:font-name-complex="Times New Roman"/>
    </style:style>
    <style:style style:name="P50" style:parent-style-name="Normal" style:family="paragraph">
      <style:paragraph-properties fo:text-align="justify" fo:line-height="125%" fo:margin-right="-0.0034in" fo:text-indent="0.3743in"/>
      <style:text-properties style:font-name-complex="Times New Roman"/>
    </style:style>
    <style:style style:name="P51" style:parent-style-name="Normal" style:family="paragraph">
      <style:paragraph-properties fo:text-align="justify" fo:line-height="125%" fo:margin-right="-0.0034in" fo:text-indent="0.3743in"/>
      <style:text-properties style:font-name-complex="Times New Roman"/>
    </style:style>
    <style:style style:name="P52" style:parent-style-name="Normal" style:family="paragraph">
      <style:paragraph-properties fo:text-align="justify" fo:line-height="125%" fo:margin-right="-0.0034in" fo:text-indent="0.3743in"/>
      <style:text-properties style:font-name-complex="Times New Roman"/>
    </style:style>
    <style:style style:name="P53" style:parent-style-name="Normal" style:family="paragraph">
      <style:paragraph-properties fo:text-align="justify" fo:line-height="120%" fo:margin-right="0.2479in" fo:text-indent="0.3743in">
        <style:tab-stops>
          <style:tab-stop style:type="left" style:position="7in"/>
          <style:tab-stop style:type="left" style:position="7.125in"/>
          <style:tab-stop style:type="left" style:position="7.25in"/>
        </style:tab-stops>
      </style:paragraph-properties>
      <style:text-properties style:font-name-complex="Times New Roman" fo:font-size="6pt" style:font-size-asian="6pt"/>
    </style:style>
    <style:style style:name="P54" style:parent-style-name="Normal" style:family="paragraph">
      <style:paragraph-properties fo:text-align="center"/>
      <style:text-properties style:font-name-complex="Times New Roman" fo:font-weight="bold" style:font-weight-asian="bold" fo:font-size="15pt" style:font-size-asian="15pt"/>
    </style:style>
    <style:style style:name="P55" style:parent-style-name="Normal" style:family="paragraph">
      <style:paragraph-properties fo:text-align="center"/>
      <style:text-properties style:font-name-complex="Times New Roman" fo:font-size="10pt" style:font-size-asian="10pt"/>
    </style:style>
    <style:style style:name="P56" style:parent-style-name="Normal" style:family="paragraph">
      <style:paragraph-properties fo:line-height="150%">
        <style:tab-stops>
          <style:tab-stop style:type="left" style:position="0.375in"/>
        </style:tab-stops>
      </style:paragraph-properties>
    </style:style>
    <style:style style:name="T57" style:parent-style-name="DefaultParagraphFont" style:family="text">
      <style:text-properties style:font-name-complex="Times New Roman" fo:font-weight="bold" style:font-weight-asian="bold" fo:font-size="13pt" style:font-size-asian="13pt"/>
    </style:style>
    <style:style style:name="T58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59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60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61" style:parent-style-name="DefaultParagraphFont" style:family="text">
      <style:text-properties style:font-name-complex="Times New Roman" fo:font-size="13pt" style:font-size-asian="13pt" style:font-size-complex="13pt"/>
    </style:style>
    <style:style style:name="T62" style:parent-style-name="DefaultParagraphFont" style:family="text">
      <style:text-properties style:font-name-complex="Times New Roman" fo:font-size="13pt" style:font-size-asian="13pt" style:font-size-complex="13pt"/>
    </style:style>
    <style:style style:name="T63" style:parent-style-name="DefaultParagraphFont" style:family="text">
      <style:text-properties style:font-name-complex="Times New Roman" fo:font-size="13pt" style:font-size-asian="13pt" style:font-size-complex="13pt"/>
    </style:style>
    <style:style style:name="T64" style:parent-style-name="DefaultParagraphFont" style:family="text">
      <style:text-properties style:font-name-complex="Times New Roman" fo:font-size="13pt" style:font-size-asian="13pt" style:font-size-complex="13pt"/>
    </style:style>
    <style:style style:name="T65" style:parent-style-name="DefaultParagraphFont" style:family="text">
      <style:text-properties style:font-name-complex="Times New Roman" fo:font-size="13pt" style:font-size-asian="13pt" style:font-size-complex="13pt"/>
    </style:style>
    <style:style style:name="T66" style:parent-style-name="DefaultParagraphFont" style:family="text">
      <style:text-properties style:font-name-asian="Arial" style:font-name-complex="Times New Roman"/>
    </style:style>
    <style:style style:name="T67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P68" style:parent-style-name="Normal" style:family="paragraph">
      <style:paragraph-properties fo:line-height="150%">
        <style:tab-stops>
          <style:tab-stop style:type="left" style:position="1in"/>
        </style:tab-stops>
      </style:paragraph-properties>
    </style:style>
    <style:style style:name="T69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70" style:parent-style-name="DefaultParagraphFont" style:family="text">
      <style:text-properties style:font-name-complex="Times New Roman" fo:font-size="13pt" style:font-size-asian="13pt" style:font-size-complex="13pt"/>
    </style:style>
    <style:style style:name="T71" style:parent-style-name="DefaultParagraphFont" style:family="text">
      <style:text-properties style:font-name-complex="Times New Roman" fo:font-size="13pt" style:font-size-asian="13pt" style:font-size-complex="13pt"/>
    </style:style>
    <style:style style:name="T72" style:parent-style-name="DefaultParagraphFont" style:family="text">
      <style:text-properties style:font-name-complex="Times New Roman" fo:font-size="13pt" style:font-size-asian="13pt" style:font-size-complex="13pt"/>
    </style:style>
    <style:style style:name="T73" style:parent-style-name="DefaultParagraphFont" style:family="text">
      <style:text-properties style:font-name-complex="Times New Roman" fo:font-size="13pt" style:font-size-asian="13pt" style:font-size-complex="13pt"/>
    </style:style>
    <style:style style:name="T74" style:parent-style-name="DefaultParagraphFont" style:family="text">
      <style:text-properties style:font-name-complex="Times New Roman" fo:font-size="13pt" style:font-size-asian="13pt" style:font-size-complex="13pt"/>
    </style:style>
    <style:style style:name="T75" style:parent-style-name="DefaultParagraphFont" style:family="text">
      <style:text-properties style:font-name-complex="Times New Roman" fo:font-size="13pt" style:font-size-asian="13pt" style:font-size-complex="13pt"/>
    </style:style>
    <style:style style:name="T76" style:parent-style-name="DefaultParagraphFont" style:family="text">
      <style:text-properties style:font-name-complex="Times New Roman" fo:font-size="13pt" style:font-size-asian="13pt" style:font-size-complex="13pt"/>
    </style:style>
    <style:style style:name="T77" style:parent-style-name="DefaultParagraphFont" style:family="text">
      <style:text-properties style:font-name-complex="Times New Roman" fo:font-size="13pt" style:font-size-asian="13pt" style:font-size-complex="13pt"/>
    </style:style>
    <style:style style:name="T78" style:parent-style-name="DefaultParagraphFont" style:family="text">
      <style:text-properties style:font-name-complex="Times New Roman" fo:font-size="13pt" style:font-size-asian="13pt" style:font-size-complex="13pt"/>
    </style:style>
    <style:style style:name="P79" style:parent-style-name="Normal" style:family="paragraph">
      <style:paragraph-properties fo:line-height="150%">
        <style:tab-stops>
          <style:tab-stop style:type="left" style:position="0.375in"/>
        </style:tab-stops>
      </style:paragraph-properties>
    </style:style>
    <style:style style:name="T80" style:parent-style-name="DefaultParagraphFont" style:family="text">
      <style:text-properties style:font-name-complex="Times New Roman" fo:font-size="13pt" style:font-size-asian="13pt" style:font-size-complex="13pt"/>
    </style:style>
    <style:style style:name="T81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82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83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84" style:parent-style-name="DefaultParagraphFont" style:family="text">
      <style:text-properties style:font-name-complex="Times New Roman" fo:font-size="13pt" style:font-size-asian="13pt" style:font-size-complex="13pt"/>
    </style:style>
    <style:style style:name="T85" style:parent-style-name="DefaultParagraphFont" style:family="text">
      <style:text-properties style:font-name-complex="Times New Roman" fo:font-size="13pt" style:font-size-asian="13pt" style:font-size-complex="13pt"/>
    </style:style>
    <style:style style:name="T86" style:parent-style-name="DefaultParagraphFont" style:family="text">
      <style:text-properties style:font-name-complex="Times New Roman" fo:font-size="13pt" style:font-size-asian="13pt" style:font-size-complex="13pt"/>
    </style:style>
    <style:style style:name="T87" style:parent-style-name="DefaultParagraphFont" style:family="text">
      <style:text-properties style:font-name-complex="Times New Roman" fo:font-size="13pt" style:font-size-asian="13pt" style:font-size-complex="13pt"/>
    </style:style>
    <style:style style:name="T88" style:parent-style-name="DefaultParagraphFont" style:family="text">
      <style:text-properties style:font-name-complex="Times New Roman" fo:font-size="13pt" style:font-size-asian="13pt" style:font-size-complex="13pt"/>
    </style:style>
    <style:style style:name="T89" style:parent-style-name="DefaultParagraphFont" style:family="text">
      <style:text-properties style:font-name-complex="Times New Roman" fo:font-size="13pt" style:font-size-asian="13pt" style:font-size-complex="13pt"/>
    </style:style>
    <style:style style:name="T90" style:parent-style-name="DefaultParagraphFont" style:family="text">
      <style:text-properties style:font-name-complex="Times New Roman" fo:font-size="13pt" style:font-size-asian="13pt" style:font-size-complex="13pt"/>
    </style:style>
    <style:style style:name="T91" style:parent-style-name="DefaultParagraphFont" style:family="text">
      <style:text-properties style:font-name-complex="Times New Roman" fo:font-size="13pt" style:font-size-asian="13pt" style:font-size-complex="13pt"/>
    </style:style>
    <style:style style:name="T92" style:parent-style-name="DefaultParagraphFont" style:family="text">
      <style:text-properties style:font-name-complex="Times New Roman" fo:font-size="13pt" style:font-size-asian="13pt" style:font-size-complex="13pt"/>
    </style:style>
    <style:style style:name="T93" style:parent-style-name="DefaultParagraphFont" style:family="text">
      <style:text-properties style:font-name-complex="Times New Roman" fo:font-size="13pt" style:font-size-asian="13pt" style:font-size-complex="13pt"/>
    </style:style>
    <style:style style:name="P94" style:parent-style-name="Normal" style:family="paragraph">
      <style:paragraph-properties fo:line-height="150%">
        <style:tab-stops>
          <style:tab-stop style:type="left" style:position="0.375in"/>
        </style:tab-stops>
      </style:paragraph-properties>
      <style:text-properties style:font-name-complex="Times New Roman" fo:font-size="13pt" style:font-size-asian="13pt" style:font-size-complex="13pt"/>
    </style:style>
    <style:style style:name="P95" style:parent-style-name="Normal" style:family="paragraph">
      <style:paragraph-properties fo:line-height="150%">
        <style:tab-stops>
          <style:tab-stop style:type="left" style:position="0.375in"/>
        </style:tab-stops>
      </style:paragraph-properties>
      <style:text-properties style:font-name-complex="Times New Roman" fo:font-size="13pt" style:font-size-asian="13pt" style:font-size-complex="13pt"/>
    </style:style>
    <style:style style:name="P96" style:parent-style-name="Normal" style:family="paragraph">
      <style:paragraph-properties fo:line-height="150%" fo:margin-left="0.625in" fo:text-indent="0.375in">
        <style:tab-stops/>
      </style:paragraph-properties>
      <style:text-properties style:font-name-complex="Times New Roman" fo:font-size="13pt" style:font-size-asian="13pt" style:font-size-complex="13pt"/>
    </style:style>
    <style:style style:name="P97" style:parent-style-name="Normal" style:family="paragraph">
      <style:paragraph-properties fo:line-height="150%" fo:margin-left="0.625in" fo:text-indent="0.375in">
        <style:tab-stops/>
      </style:paragraph-properties>
    </style:style>
    <style:style style:name="T98" style:parent-style-name="DefaultParagraphFont" style:family="text">
      <style:text-properties style:font-name-complex="Times New Roman" fo:font-size="13pt" style:font-size-asian="13pt" style:font-size-complex="13pt"/>
    </style:style>
    <style:style style:name="T99" style:parent-style-name="DefaultParagraphFont" style:family="text">
      <style:text-properties style:font-name-complex="Times New Roman" fo:font-size="13pt" style:font-size-asian="13pt" style:font-size-complex="13pt"/>
    </style:style>
    <style:style style:name="T100" style:parent-style-name="DefaultParagraphFont" style:family="text">
      <style:text-properties style:font-name-complex="Times New Roman" fo:font-size="13pt" style:font-size-asian="13pt" style:font-size-complex="13pt"/>
    </style:style>
    <style:style style:name="T101" style:parent-style-name="DefaultParagraphFont" style:family="text">
      <style:text-properties style:font-name-complex="Times New Roman" fo:font-size="13pt" style:font-size-asian="13pt" style:font-size-complex="13pt"/>
    </style:style>
    <style:style style:name="T102" style:parent-style-name="DefaultParagraphFont" style:family="text">
      <style:text-properties style:font-name-complex="Times New Roman" fo:font-size="13pt" style:font-size-asian="13pt" style:font-size-complex="13pt"/>
    </style:style>
    <style:style style:name="T103" style:parent-style-name="DefaultParagraphFont" style:family="text">
      <style:text-properties style:font-name-complex="Times New Roman" fo:font-size="13pt" style:font-size-asian="13pt" style:font-size-complex="13pt"/>
    </style:style>
    <style:style style:name="T104" style:parent-style-name="DefaultParagraphFont" style:family="text">
      <style:text-properties style:font-name-complex="Times New Roman" fo:font-size="13pt" style:font-size-asian="13pt" style:font-size-complex="13pt"/>
    </style:style>
    <style:style style:name="T105" style:parent-style-name="FootnoteReference" style:family="text">
      <style:text-properties style:font-name-complex="Times New Roman" fo:font-size="13pt" style:font-size-asian="13pt" style:font-size-complex="13pt"/>
    </style:style>
    <style:style style:name="T106" style:parent-style-name="DefaultParagraphFont" style:family="text">
      <style:text-properties style:font-name="Times New Roman" fo:language="vi" fo:country="VN"/>
    </style:style>
    <style:style style:name="T107" style:parent-style-name="DefaultParagraphFont" style:family="text">
      <style:text-properties style:font-name-complex="Times New Roman" fo:font-size="13pt" style:font-size-asian="13pt" style:font-size-complex="13pt"/>
    </style:style>
    <style:style style:name="P108" style:parent-style-name="Normal" style:family="paragraph">
      <style:paragraph-properties fo:break-before="page" fo:text-align="justify" fo:line-height="150%" fo:margin-left="1in" fo:text-indent="-0.6062in">
        <style:tab-stops/>
      </style:paragraph-properties>
    </style:style>
    <style:style style:name="T109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110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111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112" style:parent-style-name="DefaultParagraphFont" style:family="text">
      <style:text-properties style:font-name-complex="Times New Roman" fo:font-size="13pt" style:font-size-asian="13pt" style:font-size-complex="13pt"/>
    </style:style>
    <style:style style:name="T113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14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15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16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17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18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19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20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21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22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23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24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25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26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27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28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29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30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31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32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33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34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35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36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37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38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39" style:parent-style-name="DefaultParagraphFont" style:family="text">
      <style:text-properties style:font-name-complex="Times New Roman" fo:font-size="13pt" style:font-size-asian="13pt" style:font-size-complex="13pt"/>
    </style:style>
    <style:style style:name="T140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41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42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43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44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45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46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47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T148" style:parent-style-name="DefaultParagraphFont" style:family="text">
      <style:text-properties style:font-name-complex="Times New Roman" fo:letter-spacing="0.0013in" fo:font-size="13pt" style:font-size-asian="13pt" style:font-size-complex="13pt"/>
    </style:style>
    <style:style style:name="P149" style:parent-style-name="Normal" style:family="paragraph">
      <style:paragraph-properties fo:text-align="justify" fo:line-height="120%" fo:margin-left="1in" fo:text-indent="-0.6062in">
        <style:tab-stops/>
      </style:paragraph-properties>
      <style:text-properties style:font-name-complex="Times New Roman" fo:font-size="14pt" style:font-size-asian="14pt"/>
    </style:style>
    <style:style style:name="TableColumn151" style:family="table-column">
      <style:table-column-properties style:column-width="2.25in"/>
    </style:style>
    <style:style style:name="TableColumn152" style:family="table-column">
      <style:table-column-properties style:column-width="4.1965in"/>
    </style:style>
    <style:style style:name="Table150" style:family="table">
      <style:table-properties style:width="6.4465in" fo:margin-left="0.2in" table:align="left"/>
    </style:style>
    <style:style style:name="TableRow153" style:family="table-row">
      <style:table-row-properties/>
    </style:style>
    <style:style style:name="TableCell154" style:family="table-cell">
      <style:table-cell-properties fo:border="none" fo:padding-top="0in" fo:padding-left="0.075in" fo:padding-bottom="0in" fo:padding-right="0.075in"/>
    </style:style>
    <style:style style:name="P155" style:parent-style-name="Normal" style:family="paragraph">
      <style:paragraph-properties fo:widows="2" fo:orphans="2" fo:text-align="justify" style:vertical-align="auto" fo:line-height="120%"/>
      <style:text-properties style:font-name-asian="Times New Roman" style:font-name-complex="Times New Roman" fo:font-weight="bold" style:font-weight-asian="bold" fo:font-style="italic" style:font-style-asian="italic" style:letter-kerning="false" fo:font-size="11pt" style:font-size-asian="11pt" style:font-size-complex="11pt" fo:hyphenate="true"/>
    </style:style>
    <style:style style:name="P156" style:parent-style-name="Normal" style:family="paragraph">
      <style:paragraph-properties fo:widows="2" fo:orphans="2" fo:text-align="justify" style:vertical-align="auto" fo:line-height="120%"/>
      <style:text-properties fo:hyphenate="true"/>
    </style:style>
    <style:style style:name="T157" style:parent-style-name="DefaultParagraphFont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1pt" style:font-size-asian="11pt" style:font-size-complex="11pt"/>
    </style:style>
    <style:style style:name="T158" style:parent-style-name="DefaultParagraphFont" style:family="text">
      <style:text-properties style:font-name-asian="Times New Roman" style:font-name-complex="Times New Roman" style:letter-kerning="false" fo:font-size="11pt" style:font-size-asian="11pt" style:font-size-complex="11pt"/>
    </style:style>
    <style:style style:name="T159" style:parent-style-name="DefaultParagraphFont" style:family="text">
      <style:text-properties style:font-name-asian="Times New Roman" style:font-name-complex="Times New Roman" style:letter-kerning="false" fo:font-size="11pt" style:font-size-asian="11pt" style:font-size-complex="11pt"/>
    </style:style>
    <style:style style:name="T160" style:parent-style-name="DefaultParagraphFont" style:family="text">
      <style:text-properties style:font-name-asian="Times New Roman" style:font-name-complex="Times New Roman" style:letter-kerning="false" fo:font-size="11pt" style:font-size-asian="11pt" style:font-size-complex="11pt"/>
    </style:style>
    <style:style style:name="P161" style:parent-style-name="Normal" style:family="paragraph">
      <style:paragraph-properties fo:widows="2" fo:orphans="2" fo:text-align="justify" style:vertical-align="auto"/>
      <style:text-properties style:font-name-asian="Times New Roman" style:font-name-complex="Times New Roman" style:letter-kerning="false" fo:font-size="10pt" style:font-size-asian="10pt" style:font-size-complex="9pt" fo:hyphenate="true"/>
    </style:style>
    <style:style style:name="P162" style:parent-style-name="Normal" style:family="paragraph">
      <style:paragraph-properties fo:widows="2" fo:orphans="2" fo:text-align="justify" style:vertical-align="auto"/>
      <style:text-properties style:font-name-asian="Times New Roman" style:font-name-complex="Times New Roman" style:letter-kerning="false" fo:font-size="10pt" style:font-size-asian="10pt" style:font-size-complex="9pt" fo:hyphenate="true"/>
    </style:style>
    <style:style style:name="P163" style:parent-style-name="Normal" style:family="paragraph">
      <style:paragraph-properties fo:widows="2" fo:orphans="2" fo:text-align="justify" style:vertical-align="auto"/>
      <style:text-properties style:font-name-asian="Times New Roman" style:font-name-complex="Times New Roman" style:letter-kerning="false" fo:font-size="10pt" style:font-size-asian="10pt" style:font-size-complex="9pt" fo:hyphenate="true"/>
    </style:style>
    <style:style style:name="P164" style:parent-style-name="Normal" style:family="paragraph">
      <style:paragraph-properties fo:widows="2" fo:orphans="2" fo:text-align="justify" style:vertical-align="auto" fo:line-height="120%"/>
      <style:text-properties style:font-name-asian="Times New Roman" style:font-name-complex="Times New Roman" style:letter-kerning="false" fo:font-size="14pt" style:font-size-asian="14pt" style:font-size-complex="10pt" fo:hyphenate="true"/>
    </style:style>
    <style:style style:name="TableCell165" style:family="table-cell">
      <style:table-cell-properties fo:border="none" fo:padding-top="0in" fo:padding-left="0.075in" fo:padding-bottom="0in" fo:padding-right="0.075in"/>
    </style:style>
    <style:style style:name="P166" style:parent-style-name="Normal" style:family="paragraph">
      <style:paragraph-properties fo:widows="2" fo:orphans="2" fo:text-align="center" style:vertical-align="auto" fo:margin-top="0.0416in" fo:line-height="120%"/>
      <style:text-properties style:font-name-asian="Times New Roman" style:font-name-complex="Times New Roman" fo:font-weight="bold" style:font-weight-asian="bold" style:letter-kerning="false" fo:font-size="13pt" style:font-size-asian="13pt" style:font-size-complex="11pt" fo:hyphenate="true"/>
    </style:style>
    <style:style style:name="P167" style:parent-style-name="Normal" style:family="paragraph">
      <style:paragraph-properties fo:widows="2" fo:orphans="2" fo:text-align="center" style:vertical-align="auto" fo:line-height="120%"/>
      <style:text-properties style:font-name-asian="Times New Roman" style:font-name-complex="Times New Roman" fo:font-weight="bold" style:font-weight-asian="bold" style:letter-kerning="false" fo:font-size="13pt" style:font-size-asian="13pt" style:font-size-complex="11pt" fo:hyphenate="true"/>
    </style:style>
    <style:style style:name="P168" style:parent-style-name="Normal" style:family="paragraph">
      <style:paragraph-properties fo:widows="2" fo:orphans="2" fo:text-align="center" style:vertical-align="auto" fo:line-height="120%"/>
      <style:text-properties style:font-name-asian="Times New Roman" style:font-name-complex="Times New Roman" fo:font-weight="bold" style:font-weight-asian="bold" style:letter-kerning="false" fo:font-size="13pt" style:font-size-asian="13pt" style:font-size-complex="11pt" fo:hyphenate="true"/>
    </style:style>
    <style:style style:name="P169" style:parent-style-name="Normal" style:family="paragraph">
      <style:paragraph-properties fo:widows="2" fo:orphans="2" fo:text-align="center" style:vertical-align="auto" fo:line-height="120%"/>
      <style:text-properties style:font-name-asian="Times New Roman" style:font-name-complex="Times New Roman" fo:font-weight="bold" style:font-weight-asian="bold" style:letter-kerning="false" fo:font-size="13pt" style:font-size-asian="13pt" style:font-size-complex="11pt" fo:hyphenate="true"/>
    </style:style>
    <style:style style:name="P170" style:parent-style-name="Normal" style:family="paragraph">
      <style:paragraph-properties fo:widows="2" fo:orphans="2" fo:text-align="center" style:vertical-align="auto" fo:line-height="120%"/>
      <style:text-properties style:font-name-asian="Times New Roman" style:font-name-complex="Times New Roman" fo:font-weight="bold" style:font-weight-asian="bold" style:letter-kerning="false" fo:font-size="13pt" style:font-size-asian="13pt" style:font-size-complex="11pt" fo:hyphenate="true"/>
    </style:style>
    <style:style style:name="P171" style:parent-style-name="Normal" style:family="paragraph">
      <style:paragraph-properties fo:widows="2" fo:orphans="2" fo:text-align="center" style:vertical-align="auto" fo:line-height="120%"/>
      <style:text-properties style:font-name-asian="Times New Roman" style:font-name-complex="Times New Roman" fo:font-weight="bold" style:font-weight-asian="bold" style:letter-kerning="false" fo:font-size="13pt" style:font-size-asian="13pt" style:font-size-complex="11pt" fo:hyphenate="true"/>
    </style:style>
    <style:style style:name="P172" style:parent-style-name="Normal" style:family="paragraph">
      <style:paragraph-properties fo:widows="2" fo:orphans="2" fo:text-align="center" style:vertical-align="auto" fo:line-height="120%"/>
      <style:text-properties fo:hyphenate="true"/>
    </style:style>
    <style:style style:name="T173" style:parent-style-name="DefaultParagraphFont" style:family="text">
      <style:text-properties style:font-name-asian="Times New Roman" style:font-name-complex="Times New Roman" fo:font-weight="bold" style:font-weight-asian="bold" style:letter-kerning="false" fo:font-size="13pt" style:font-size-asian="13pt" style:font-size-complex="11pt"/>
    </style:style>
    <style:style style:name="P174" style:parent-style-name="Normal" style:family="paragraph">
      <style:paragraph-properties fo:text-align="justify" fo:line-height="120%"/>
      <style:text-properties style:font-name-complex="Times New Roman" fo:font-weight="bold" style:font-weight-asian="bold" fo:font-size="13pt" style:font-size-asian="13pt" style:font-size-complex="11pt"/>
    </style:style>
    <style:style style:family="graphic" style:name="a0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ỦY BAN NHÂN DÂN</text:p>
            <text:p text:style-name="P7">THÀNH PHỐ HỒ CHÍ MINH</text:p>
            <text:p text:style-name="P8"><text:span text:style-name="T9"><draw:connector draw:type="line" svg:x1="0.45in" svg:y1="0.02986in" svg:x2="1.95in" svg:y2="0.02986in" draw:z-index="251659264" draw:id="id0" draw:style-name="a0" draw:name="Straight Connector 4" text:anchor-type="paragraph"><svg:title/><svg:desc/></draw:connector></text:span><text:span text:style-name="T10">TRƯỜNG ĐẠI HỌC SÀI GÒN</text:span></text:p>
            <text:p text:style-name="P11">Số: <text:s text:c="17"/>/QĐ-ĐHSG-TCCB</text:p>
          </table:table-cell>
          <table:table-cell table:style-name="TableCell12">
            <text:p text:style-name="P13">CỘNG HÒA XÃ HỘI CHỦ NGHĨA VIỆT NAM</text:p>
            <text:p text:style-name="P14">Độc lập – Tự do – Hạnh phúc</text:p>
            <text:p text:style-name="P15"><text:span text:style-name="T16"><draw:connector draw:type="line" svg:x1="1.13333in" svg:y1="0.03819in" svg:x2="2.63333in" svg:y2="0.03819in" draw:z-index="251660288" draw:id="id1" draw:style-name="a1" draw:name="Straight Connector 2" text:anchor-type="paragraph"><svg:title/><svg:desc/></draw:connector></text:span></text:p>
            <text:p text:style-name="P17"/>
            <text:p text:style-name="P18"><text:span text:style-name="T19">TP.Hồ Chí Minh, ngày<text:s/></text:span><text:database-display text:table-name="" text:table-type="table" text:column-name="F52"/><text:span text:style-name="T20">… tháng<text:s/></text:span><text:database-display text:table-name="" text:table-type="table" text:column-name="F53"/><text:span text:style-name="T21">… năm<text:s/></text:span><text:database-display text:table-name="" text:table-type="table" text:column-name="F54"/><text:span text:style-name="T22">……</text:span></text:p>
          </table:table-cell>
        </table:table-row>
      </table:table>
      <text:p text:style-name="P23"/>
      <text:p text:style-name="P24"/>
      <text:p text:style-name="P25">QUYẾT ĐỊNH</text:p>
      <text:p text:style-name="P26">Về<text:s/>việc tuyển dụng viên chức</text:p>
      <text:p text:style-name="P27"><text:span text:style-name="T28"><draw:connector draw:type="line" svg:x1="2.47917in" svg:y1="0.12778in" svg:x2="3.97917in" svg:y2="0.12778in" draw:z-index="251661312" draw:id="id2" draw:style-name="a2" draw:name="Straight Connector 1" text:anchor-type="paragraph"><svg:title/><svg:desc/></draw:connector></text:span></text:p>
      <text:p text:style-name="P29"><text:span text:style-name="T30">HI</text:span><text:span text:style-name="T31">Ệ</text:span><text:span text:style-name="T32">U TRƯ</text:span><text:span text:style-name="T33">Ở</text:span><text:span text:style-name="T34">NG</text:span><text:span text:style-name="T35"><text:s/></text:span><text:span text:style-name="T36">TRƯ</text:span><text:span text:style-name="T37">Ờ</text:span><text:span text:style-name="T38">NG Đ</text:span><text:span text:style-name="T39">Ạ</text:span><text:span text:style-name="T40">I H</text:span><text:span text:style-name="T41">Ọ</text:span><text:span text:style-name="T42">C SÀI GÒN</text:span></text:p>
      <text:p text:style-name="P43"/>
      <text:p text:style-name="P44">Căn cứ<text:s/>Quyết định số<text:s/>478/QĐ-TTg ngày 25/04/2007 của Thủ<text:s/>tướng Chính phủ<text:s/>về<text:s/>việc thành lập trường <text:s/>Đại<text:s/>học Sài Gòn;</text:p>
      <text:p text:style-name="P45">Căn cứ<text:s/>Quyết định số<text:s/>1174/QĐ-UBND ngày 17/03/2008 của Chủ<text:s/>tịch<text:s/>Ủy ban nhân dân thành phố<text:s/>Hồ<text:s/>Chí Minh về<text:s/>việc phê duyệt Quy chế<text:s/>tổ<text:s/>chức và hoạt động của trường Đại học Sài Gòn;</text:p>
      <text:p text:style-name="P46">Căn cứ<text:s/>Quyết định số<text:s/>2763/QĐ-UBND ngày 22/6/2007 của Chủ<text:s/>tịch<text:s/>Ủy ban nhân dân thành phố<text:s/>Hồ<text:s/>Chí Minh về<text:s/>việc bổ<text:s/>nhiệm Hiệu trưởng trường Đại học Sài Gòn;</text:p>
      <text:p text:style-name="P47">Căn cứ<text:s/>Thông tư liên tịch số<text:s/>07/2009/TTLT-BGDĐT-BNV ngày 15/04/2009 của liên Bộ<text:s/>Giáo dục và Đào tạo và Bộ<text:s/>Nội vụ<text:s/>hướng dẫn thực hiện quyền tự<text:s/>chủ, tự<text:s/>chịu trách nhiệm về<text:s/>thực hiện nhiệm vụ, tổ<text:s/>chức bộ<text:s/>máy, biên chế<text:s/>đối với đơn vị<text:s/>sự<text:s/>nghiệp công lập giáo dục và đào tạo;</text:p>
      <text:p text:style-name="P48">Căn cứ<text:s/>Công văn số<text:s/>4944/UBND-VX ngày 25/09/2009 của Chủ<text:s/>tịch<text:s/>Ủy ban nhân dân thành phố<text:s/>Hồ<text:s/>Chí Minh về<text:s/>việc cho phép trường Đại học Sài Gòn thực hiện Thông<text:s/>tư liên tịch số<text:s/>07/2009/TTLT-BGDĐT-BNV ngày 15/04/2009 của liên Bộ<text:s/>Giáo dục và Đào tạo và Bộ<text:s/>Nội vụ;</text:p>
      <text:p text:style-name="P49">Căn cứ<text:s/>Nghị<text:s/>định số<text:s/>116/2003/NĐ-CP ngày 10/10/2003 của Chính phụ<text:s/>về<text:s/>tuyển dụng, sử<text:s/>dụng và quản lý cán bộ, công chức trong các đơn vị<text:s/>sự<text:s/>nghiệp Nhà nước và<text:s/>Nghị<text:s/>định số<text:s/>121/2006/NĐ-CP ngày 23/10/2006 của Chính phủ<text:s/>về<text:s/>sửa đổi, bổ<text:s/>sung một số<text:s/>điều của Nghị<text:s/>định số<text:s/>116/2003/NĐ-CP ngày 10/10/2003 của Chính phủ;</text:p>
      <text:p text:style-name="P50">Căn cứ<text:s/>vào tình hình, nhiệm vụ<text:s/>và nhu cầu công tác năm học;</text:p>
      <text:p text:style-name="P51">Căn cứ<text:s/>vào kết quả<text:s/>của Hội đồng tuyển dụng<text:s/>viên chức năm ...... họp ngày ... / ... / ......;</text:p>
      <text:p text:style-name="P52">Xét đề<text:s/>nghị<text:s/>của Ông Trưởng phòng Tổ<text:s/>chức Cán bộ,</text:p>
      <text:p text:style-name="P53"/>
      <text:p text:style-name="P54">QUYẾT ĐỊNH:</text:p>
      <text:p text:style-name="P55"/>
      <text:p text:style-name="P56"><text:span text:style-name="T57"><text:tab/></text:span><text:span text:style-name="T58">Đi</text:span><text:span text:style-name="T59">ề</text:span><text:span text:style-name="T60">u 1.</text:span><text:span text:style-name="T61"><text:s/>Nay tuy</text:span><text:span text:style-name="T62">ể</text:span><text:span text:style-name="T63">n d</text:span><text:span text:style-name="T64">ụ</text:span><text:span text:style-name="T65">ng <text:s/>Ông (Bà):</text:span><text:span text:style-name="T66"><text:s/>[HO_TEN]</text:span><text:span text:style-name="T67">;</text:span></text:p>
      <text:p text:style-name="P68"><text:span text:style-name="T69"><text:tab/></text:span><text:span text:style-name="T70">Đ</text:span><text:span text:style-name="T71">ế</text:span><text:span text:style-name="T72">n nh</text:span><text:span text:style-name="T73">ậ</text:span><text:span text:style-name="T74">n công tác t</text:span><text:span text:style-name="T75">ạ</text:span><text:span text:style-name="T76">i đơn v</text:span><text:span text:style-name="T77">ị</text:span><text:span text:style-name="T78">: [DON_VI]</text:span></text:p>
      <text:p text:style-name="P79"><text:span text:style-name="T80"><text:tab/></text:span><text:span text:style-name="T81">Đi</text:span><text:span text:style-name="T82">ề</text:span><text:span text:style-name="T83">u 2.</text:span><text:span text:style-name="T84"><text:s/>Ông (Bà) có tên trên đư</text:span><text:span text:style-name="T85">ợ</text:span><text:span text:style-name="T86">c x</text:span><text:span text:style-name="T87">ế</text:span><text:span text:style-name="T88">p vào nhóm ng</text:span><text:span text:style-name="T89">ạ</text:span><text:span text:style-name="T90">ch<text:s/></text:span><text:span text:style-name="T91">viên ch</text:span><text:span text:style-name="T92">ứ</text:span><text:span text:style-name="T93">c: .....;</text:span></text:p>
      <text:p text:style-name="P94"><text:tab/><text:tab/><text:tab/>Ngạch: [TEN_NGACH] ;<text:tab/>Mã số<text:tab/>: [MA_NGACH];</text:p>
      <text:p text:style-name="P95"><text:tab/><text:tab/><text:tab/>Bậc<text:tab/>: [BAC];<text:tab/><text:tab/><text:tab/>hệ<text:s/>số<text:tab/>: [HE_SO](85%);</text:p>
      <text:p text:style-name="P96">Kể<text:s/>từ<text:s/>ngày.[NGAY_VAO_LAM].;</text:p>
      <text:p text:style-name="P97"><text:span text:style-name="T98">Th</text:span><text:span text:style-name="T99">ờ</text:span><text:span text:style-name="T100">i gian th</text:span><text:span text:style-name="T101">ử</text:span><text:span text:style-name="T102"><text:s/>vi</text:span><text:span text:style-name="T103">ệ</text:span><text:span text:style-name="T104">c là ....</text:span><text:span text:style-name="T105"><text:note text:note-class="footnote" text:id="_ftn0"><text:note-citation>1</text:note-citation><text:note-body><text:p text:style-name="FootnoteText"><text:s/>Th<text:span text:style-name="T106">ời gian thử việc tùy thuộc vào nhóm ngạch viên chức</text:span></text:p></text:note-body></text:note></text:span><text:span text:style-name="T107"><text:s/>tháng.</text:span></text:p>
      <text:soft-page-break/>
      <text:p text:style-name="P108"><text:span text:style-name="T109">Đi</text:span><text:span text:style-name="T110">ề</text:span><text:span text:style-name="T111">u 3.</text:span><text:span text:style-name="T112"><text:s/></text:span><text:span text:style-name="T113">Các Ông (Bà) Trư</text:span><text:span text:style-name="T114">ở</text:span><text:span text:style-name="T115">ng phòng:<text:s/></text:span><text:span text:style-name="T116">T</text:span><text:span text:style-name="T117">ổ</text:span><text:span text:style-name="T118"><text:s/>ch</text:span><text:span text:style-name="T119">ứ</text:span><text:span text:style-name="T120">c Cán b</text:span><text:span text:style-name="T121">ộ</text:span><text:span text:style-name="T122">, K</text:span><text:span text:style-name="T123">ế</text:span><text:span text:style-name="T124"><text:s/>ho</text:span><text:span text:style-name="T125">ạ</text:span><text:span text:style-name="T126">ch - Tài chính, Hành chính - T</text:span><text:span text:style-name="T127">ổ</text:span><text:span text:style-name="T128">ng h</text:span><text:span text:style-name="T129">ợ</text:span><text:span text:style-name="T130">p, Thanh tra, Trư</text:span><text:span text:style-name="T131">ở</text:span><text:span text:style-name="T132">ng khoa, Th</text:span><text:span text:style-name="T133">ủ</text:span><text:span text:style-name="T134"><text:s/>trư</text:span><text:span text:style-name="T135">ở</text:span><text:span text:style-name="T136">ng các đơn v</text:span><text:span text:style-name="T137">ị</text:span><text:span text:style-name="T138"><text:s/>có liên quan và Ông (Bà)<text:s/></text:span><text:span text:style-name="T139">[HO_TEN]<text:s/></text:span><text:span text:style-name="T140">ch</text:span><text:span text:style-name="T141">ị</text:span><text:span text:style-name="T142">u trách nhi</text:span><text:span text:style-name="T143">ệ</text:span><text:span text:style-name="T144">m thi hành quy</text:span><text:span text:style-name="T145">ế</text:span><text:span text:style-name="T146">t đ</text:span><text:span text:style-name="T147">ị</text:span><text:span text:style-name="T148">nh này./.</text:span></text:p>
      <text:p text:style-name="P149"/>
      <table:table table:style-name="Table150">
        <table:table-columns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/>
            <text:p text:style-name="P156"><text:span text:style-name="T157">Nơi nhận:</text:span><text:span text:style-name="T158"><text:tab/></text:span><text:span text:style-name="T159"><text:tab/></text:span><text:span text:style-name="T160"><text:tab/></text:span></text:p>
            <text:p text:style-name="P161">- HT, các PHT;</text:p>
            <text:p text:style-name="P162">- Như điều 3;</text:p>
            <text:p text:style-name="P163">- Lưu TCCB, HCTH.</text:p>
            <text:p text:style-name="P164"/>
          </table:table-cell>
          <table:table-cell table:style-name="TableCell165">
            <text:p text:style-name="P166">HIỆU TRƯỞNG</text:p>
            <text:p text:style-name="P167"/>
            <text:p text:style-name="P168"/>
            <text:p text:style-name="P169"/>
            <text:p text:style-name="P170"/>
            <text:p text:style-name="P171"/>
            <text:p text:style-name="P172"><text:span text:style-name="T173">TS. Nguyễn Viết Ngoạn</text:span></text:p>
          </table:table-cell>
        </table:table-row>
      </table:table>
      <text:p text:style-name="P1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NI-Times" svg:font-family="VNI-Times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Title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Subtitle" style:display-name="Subtitle" style:family="paragraph" style:parent-style-name="Title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noteText" style:display-name="Footnote Text" style:family="paragraph" style:parent-style-name="Normal">
      <style:paragraph-properties fo:widows="2" fo:orphans="2" style:vertical-align="auto"/>
      <style:text-properties style:font-name="VNI-Times" style:font-name-asian="Times New Roman" style:font-name-complex="Times New Roman" style:letter-kerning="false" fo:font-size="10pt" style:font-size-asian="10pt" style:font-size-complex="10pt" fo:language="en" fo:country="US" fo:hyphenate="true"/>
    </style:style>
    <style:style style:name="FootnoteTextChar" style:display-name="Footnote Text Char" style:family="text" style:parent-style-name="DefaultParagraphFont">
      <style:text-properties style:font-name="VNI-Times" style:font-name-asian="Times New Roman" style:font-name-complex="Times New Roman" style:letter-kerning="false" fo:font-size="10pt" style:font-size-asian="10pt" style:font-size-complex="10pt" fo:language="en" fo:country="US"/>
    </style:style>
    <style:style style:name="FootnoteReference" style:display-name="Footnote Reference" style:family="text" style:parent-style-name="DefaultParagraphFont">
      <style:text-properties style:text-position="super 66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ismail - [2010]</dc:creator>
    <meta:creation-date>2009-11-25T17:30:00Z</meta:creation-date>
    <dc:date>2013-10-13T18:28:00Z</dc:date>
    <meta:template xlink:href="Normal.dotm" xlink:type="simple"/>
    <meta:editing-cycles>29</meta:editing-cycles>
    <meta:editing-duration>PT90780S</meta:editing-duration>
    <meta:document-statistic meta:page-count="2" meta:paragraph-count="4" meta:word-count="367" meta:character-count="2458" meta:row-count="17" meta:non-whitespace-character-count="2095"/>
  </office:meta>
</office:document-meta>
</file>